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922e" officeooo:paragraph-rsid="0016922e"/>
    </style:style>
    <style:style style:name="P2" style:family="paragraph" style:parent-style-name="Standard" style:list-style-name="L1">
      <style:text-properties officeooo:rsid="0016922e" officeooo:paragraph-rsid="0016922e"/>
    </style:style>
    <style:style style:name="P3" style:family="paragraph" style:parent-style-name="Standard">
      <style:text-properties officeooo:paragraph-rsid="0016922e"/>
    </style:style>
    <style:style style:name="P4" style:family="paragraph" style:parent-style-name="Standard" style:list-style-name="L1">
      <style:text-properties officeooo:rsid="00175928" officeooo:paragraph-rsid="00175928"/>
    </style:style>
    <style:style style:name="P5" style:family="paragraph" style:parent-style-name="Standard" style:list-style-name="L1">
      <style:text-properties officeooo:rsid="001a6deb" officeooo:paragraph-rsid="001a6deb"/>
    </style:style>
    <style:style style:name="T1" style:family="text">
      <style:text-properties officeooo:rsid="0016922e"/>
    </style:style>
    <style:style style:name="T2" style:family="text">
      <style:text-properties officeooo:rsid="00175928"/>
    </style:style>
    <style:style style:name="T3" style:family="text">
      <style:text-properties officeooo:rsid="00193c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Feature engineering, CatBoost and PyTorch CNN: a successful entry for the Kaggle “</text:span>LEAP - Atmospheric Physics using AI (ClimSim)” <text:span text:style-name="T1">competition</text:span></text:p>
      <text:p text:style-name="P1">Abstract</text:p>
      <text:p text:style-name="P3"><text:span text:style-name="T1">Kaggle hosts machine learning competitions in a wide range of domain areas. This report covers my entry for the </text:span><text:a xlink:type="simple" xlink:href="https://www.kaggle.com/competitions/leap-atmospheric-physics-ai-climsim" text:style-name="Internet_20_link" text:visited-style-name="Visited_20_Internet_20_Link"><text:span text:style-name="T1">LEAP Atmospheric Physics</text:span></text:a> <text:span text:style-name="T1">competition, where I placed xx out of xxx entries on the </text:span><text:a xlink:type="simple" xlink:href="https://www.kaggle.com/competitions/leap-atmospheric-physics-ai-climsim/leaderboard" text:style-name="Internet_20_link" text:visited-style-name="Visited_20_Internet_20_Link"><text:span text:style-name="T1">leaderboard</text:span></text:a><text:span text:style-name="T1">. My solution employed the following key techniques:</text:span></text:p>
      <text:list text:style-name="L1">
        <text:list-item>
          <text:p text:style-name="P2"><text:span text:style-name="T2">obtaining efficient random access to</text:span> huge CSV source datafiles <text:span text:style-name="T2">using novel low-level file handling;</text:span></text:p>
        </text:list-item>
        <text:list-item>
          <text:p text:style-name="P4">vectorisation of features across atmospheric levels to allow systematic processing and modelling;</text:p>
        </text:list-item>
        <text:list-item>
          <text:p text:style-name="P4">feature engineering using physics-inspired transformations of the raw provided data;</text:p>
        </text:list-item>
        <text:list-item>
          <text:p text:style-name="P4">CatBoost decision tree fitting and generation of predicted outputs;</text:p>
        </text:list-item>
        <text:list-item>
          <text:p text:style-name="P4">implementation of a 1-D convolution based (Conv1D) neural network as a second model;</text:p>
        </text:list-item>
        <text:list-item>
          <text:p text:style-name="P4">incorporation of CatBoost outputs as additional input features to the neural network, effectively using the two techniques in series;</text:p>
        </text:list-item>
        <text:list-item>
          <text:p text:style-name="P5">alternatively, using weighted combination of CatBoost and Conv1D predictions, effectively using the two techniques in parallel;</text:p>
        </text:list-item>
        <text:list-item>
          <text:p text:style-name="P4">automated hyperparameter search <text:span text:style-name="T3">and feature knockout</text:span> experiments for both CatBoost and Conv1D models.</text:p>
        </text:list-item>
      </text:list>
      <text:p text:style-name="P3"><text:span text:style-name="T1">The aim of the challenge was to fill in climate grid models with </text:span><text:span text:style-name="T2">estimated</text:span><text:span text:style-name="T1"> AI-generated data that would be too expensive to compute by using a finer grid </text:span><text:span text:style-name="T2">of physics-based modelling, to ultimately allow realistic models with good accuracy to be executed more cheaply, enabling more numerous or longer-timespan simulations for the same computing cost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08:11:03.007511525</meta:creation-date>
    <dc:date>2024-07-07T08:43:59.031165314</dc:date>
    <meta:editing-duration>PT20M34S</meta:editing-duration>
    <meta:editing-cycles>3</meta:editing-cycles>
    <meta:generator>LibreOffice/24.2.4.2$Linux_X86_64 LibreOffice_project/420$Build-2</meta:generator>
    <meta:document-statistic meta:table-count="0" meta:image-count="0" meta:object-count="0" meta:page-count="1" meta:paragraph-count="12" meta:word-count="231" meta:character-count="1554" meta:non-whitespace-character-count="1343"/>
  </office:meta>
</office:document-meta>
</file>